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list-style-name="">
      <style:paragraph-properties fo:margin-left="0in" fo:margin-right="0in" fo:margin-top="0in" fo:margin-bottom="0in" fo:line-height="100%" fo:text-indent="0in" style:auto-text-indent="false"/>
    </style:style>
    <style:style style:name="P9" style:family="paragraph" style:parent-style-name="Standard">
      <style:paragraph-properties fo:margin-left="0in" fo:margin-right="0in" fo:margin-top="0in" fo:margin-bottom="0in" fo:line-height="100%" fo:text-indent="0in" style:auto-text-indent="false"/>
    </style:style>
    <style:style style:name="P10" style:family="paragraph" style:parent-style-name="Standard">
      <style:paragraph-properties fo:margin-top="0in" fo:margin-bottom="0in" fo:line-height="100%"/>
      <style:text-properties fo:color="#000000" style:font-name="Georgia" fo:font-size="10.5pt" style:font-size-asian="10.5pt" style:font-size-complex="10.5pt"/>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1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1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1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fo:font-size="10.5pt" fo:font-weight="bold" style:font-size-asian="10.5pt" style:font-weight-asian="bold" style:font-name-complex="Times New Roman" style:font-size-complex="10.5pt"/>
    </style:style>
    <style:style style:name="T5" style:family="text">
      <style:text-properties style:font-name="Georgia" fo:font-size="10.5pt" style:font-size-asian="10.5pt" style:font-name-complex="Times New Roman" style:font-size-complex="10.5pt"/>
    </style:style>
    <style:style style:name="T6" style:family="text">
      <style:text-properties style:font-name="Georgia" fo:font-size="10.5pt" fo:font-weight="normal" style:font-size-asian="10.5pt" style:font-weight-asian="normal" style:font-name-complex="Times New Roman" style:font-size-complex="10.5pt" style:font-weight-complex="normal"/>
    </style:style>
    <style:style style:name="T7" style:family="text">
      <style:text-properties fo:color="#000000" style:font-name="Georgia" fo:font-size="10.5pt" fo:language="none" fo:country="none" style:font-name-asian="Verdana" style:font-size-asian="10.5pt" style:language-asian="none" style:country-asian="none" style:font-name-complex="Verdana" style:font-size-complex="10.5pt" style:language-complex="none" style:country-complex="none"/>
    </style:style>
    <style:style style:name="T8" style:family="text">
      <style:text-properties fo:color="#000000" style:font-name="Georgia" fo:font-size="10.5pt" fo:language="none" fo:country="none" fo:font-style="italic"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9" style:family="text">
      <style:text-properties fo:color="#000000" style:font-name="Georgia" fo:font-size="10.5pt" fo:language="none" fo:country="none" fo:font-style="italic" style:text-underline-style="solid" style:text-underline-width="auto" style:text-underline-color="font-color" fo:background-color="transparent"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10" style:family="text">
      <style:text-properties fo:color="#000000" style:font-name="Georgia" fo:font-size="10.5pt" fo:language="none" fo:country="none" fo:font-style="italic" style:text-underline-style="solid" style:text-underline-width="auto" style:text-underline-color="font-color" fo:font-weight="bold" fo:background-color="transparent" style:font-name-asian="Verdana" style:font-size-asian="10.5pt" style:language-asian="none" style:country-asian="none" style:font-style-asian="italic" style:font-weight-asian="bold" style:font-name-complex="Verdana" style:font-size-complex="10.5pt" style:language-complex="none" style:country-complex="none" style:font-style-complex="italic" style:font-weight-complex="bold"/>
    </style:style>
    <style:style style:name="T11" style:family="text">
      <style:text-properties fo:color="#000000" style:font-name="Georgia" fo:font-size="10.5pt" fo:language="none" fo:country="none" fo:font-style="italic" style:text-underline-style="solid" style:text-underline-width="auto" style:text-underline-color="font-color" fo:font-weight="normal" fo:background-color="transparent" style:font-name-asian="Verdana" style:font-size-asian="10.5pt" style:language-asian="none" style:country-asian="none" style:font-style-asian="italic" style:font-weight-asian="normal" style:font-name-complex="Verdana" style:font-size-complex="10.5pt" style:language-complex="none" style:country-complex="none" style:font-style-complex="italic" style:font-weight-complex="normal"/>
    </style:style>
    <style:style style:name="T12" style:family="text">
      <style:text-properties fo:color="#000000" style:font-name="Georgia" fo:font-size="10.5pt" fo:language="none" fo:country="none" fo:font-style="italic" style:text-underline-style="none" fo:background-color="transparent"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13" style:family="text">
      <style:text-properties fo:color="#000000" style:font-name="Georgia" fo:font-size="10.5pt" fo:language="none" fo:country="none" style:text-underline-style="none" fo:background-color="transparent" style:font-name-asian="Verdana" style:font-size-asian="10.5pt" style:language-asian="none" style:country-asian="none" style:font-name-complex="Verdana" style:font-size-complex="10.5pt" style:language-complex="none" style:country-complex="none"/>
    </style:style>
    <style:style style:name="T14" style:family="text">
      <style:text-properties fo:color="#000000" style:font-name="Georgia" fo:font-size="10.5pt" fo:language="none" fo:country="none" style:text-underline-style="none" fo:font-weight="bold" fo:background-color="transparent" style:font-name-asian="Verdana" style:font-size-asian="10.5pt" style:language-asian="none" style:country-asian="none" style:font-weight-asian="bold" style:font-name-complex="Verdana" style:font-size-complex="10.5pt" style:language-complex="none" style:country-complex="none" style:font-weight-complex="bold"/>
    </style:style>
    <style:style style:name="T15" style:family="text">
      <style:text-properties fo:color="#000000" style:font-name="Georgia" fo:font-size="10.5pt" fo:language="none" fo:country="none" style:text-underline-style="none" fo:font-weight="normal" fo:background-color="transparent" style:font-name-asian="Verdana" style:font-size-asian="10.5pt" style:language-asian="none" style:country-asian="none" style:font-weight-asian="normal" style:font-name-complex="Verdana" style:font-size-complex="10.5pt" style:language-complex="none" style:country-complex="none" style:font-weight-complex="normal"/>
    </style:style>
    <style:style style:name="T16" style:family="text">
      <style:text-properties fo:color="#000000" style:font-name="Georgia" fo:font-size="10.5pt" fo:language="none" fo:country="none" style:text-underline-style="solid" style:text-underline-width="auto" style:text-underline-color="font-color" fo:background-color="transparent" style:font-name-asian="Verdana" style:font-size-asian="10.5pt" style:language-asian="none" style:country-asian="none" style:font-name-complex="Verdana" style:font-size-complex="10.5pt" style:language-complex="none" style:country-complex="none"/>
    </style:style>
    <style:style style:name="T17" style:family="text">
      <style:text-properties fo:color="#000000" style:font-name="Georgia" fo:font-size="10.5pt" fo:language="none" fo:country="none" fo:background-color="transparent" style:font-name-asian="Verdana" style:font-size-asian="10.5pt" style:language-asian="none" style:country-asian="none" style:font-name-complex="Verdana" style:font-size-complex="10.5pt" style:language-complex="none" style:country-complex="none"/>
    </style:style>
    <style:style style:name="T18" style:family="text">
      <style:text-properties fo:color="#000000" style:font-name="Georgia" fo:font-size="10.5pt" fo:language="none" fo:country="none" fo:font-weight="bold" style:font-name-asian="Verdana" style:font-size-asian="10.5pt" style:language-asian="none" style:country-asian="none" style:font-weight-asian="bold" style:font-name-complex="Verdana" style:font-size-complex="10.5pt" style:language-complex="none" style:country-complex="none" style:font-weight-complex="bold"/>
    </style:style>
    <style:style style:name="T19" style:family="text">
      <style:text-properties fo:color="#000000" style:font-name="Georgia" fo:font-size="10.5pt" fo:language="en" fo:country="US" fo:font-style="italic" style:text-underline-style="solid" style:text-underline-width="auto" style:text-underline-color="font-color" fo:background-color="transparent"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20" style:family="text">
      <style:text-properties fo:color="#000000" style:font-name="Georgia" fo:language="none" fo:country="none" style:text-underline-style="none" fo:background-color="transparent" style:font-name-asian="Verdana" style:language-asian="none" style:country-asian="none" style:font-name-complex="Verdana" style:language-complex="none" style:country-complex="none"/>
    </style:style>
    <style:style style:name="T21" style:family="text">
      <style:text-properties fo:color="#000000" style:font-name="Georgia" fo:font-size="12pt" fo:language="none" fo:country="none" fo:background-color="transparent" style:font-name-asian="Verdana" style:font-size-asian="12pt" style:language-asian="none" style:country-asian="none" style:font-name-complex="Verdana" style:font-size-complex="12pt" style:language-complex="none" style:country-complex="none"/>
    </style:style>
    <style:style style:name="T22" style:family="text">
      <style:text-properties fo:color="#000000" style:font-name="Verdana" fo:font-size="12pt" fo:language="none" fo:country="none" fo:background-color="transparent" style:font-name-asian="Verdana" style:font-size-asian="12pt" style:language-asian="none" style:country-asian="none" style:font-name-complex="Verdana" style:font-size-complex="12pt" style:language-complex="none" style:country-complex="none"/>
    </style:style>
    <style:style style:name="T23" style:family="text">
      <style:text-properties fo:language="none" fo:country="none" style:font-name-asian="Verdana" style:language-asian="none" style:country-asian="none" style:font-name-complex="Verdana" style:language-complex="none" style:country-complex="none"/>
    </style:style>
    <style:style style:name="T24" style:family="text">
      <style:text-properties fo:color="#802020" style:font-name="Verdana" fo:font-size="12pt" fo:language="none" fo:country="none" fo:font-weight="bold" fo:background-color="transparent" style:font-name-asian="Verdana" style:font-size-asian="12pt" style:language-asian="none" style:country-asian="none" style:font-weight-asian="bold" style:font-name-complex="Verdana" style:font-size-complex="12pt" style:language-complex="none"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most Time For Supper</text:p>
      <text:p text:style-name="P1"/>
      <text:p text:style-name="P2"><text:span text:style-name="T1">Read:</text:span><text:span text:style-name="T3"> </text:span><text:span text:style-name="T20">II Timothy 3:1-6</text:span></text:p>
      <text:p text:style-name="P3"/>
      <text:p text:style-name="P7"><text:span text:style-name="T4">Text:</text:span><text:span text:style-name="T5"> </text:span><text:span text:style-name="T7">Revelation 19:17 “...Come and gather yourselves together unto the supper of the great God;”</text:span></text:p>
      <text:p text:style-name="P6"/>
      <text:h text:style-name="P7" text:outline-level="3"><text:span text:style-name="T4">Introduction: </text:span><text:span text:style-name="T6">All my life I have heard the phrase: “Jesus is coming soon.” Recently I saw a truck with the following signs on the back: “Jesus is the answer.” and “The end is near.” I know Jesus is the answer but do you believe that the end is near? </text:span><text:span text:style-name="T5"><text:s/></text:span></text:h>
      <text:h text:style-name="P8" text:outline-level="3"><text:span text:style-name="T5"><text:s text:c="2"/>A mother goes to her back door and calls out for her children. “Children I need for you to come in and wash up, it's almost time for supper.” How does she know that it's almost time for supper? Because she has been busy preparing for it. In John 14:2 Jesus says: “</text:span><text:span text:style-name="T7">I go to prepare a place for you.” In the next verse He says: “And if I go and prepare a place for you, I will come again, and receive you unto myself; that where I am, </text:span><text:span text:style-name="T8">there</text:span><text:span text:style-name="T7"> ye may be also.”</text:span></text:h>
      <text:h text:style-name="P8" text:outline-level="3"><text:span text:style-name="T7"/></text:h>
      <text:h text:style-name="P5" text:outline-level="3"><text:span text:style-name="T2">Testimony of Paul to Timothy:</text:span><text:span text:style-name="T3"> Paul is instructing Timothy about what events will signal the return of Christ. I thought that it is important to look at exactly what Paul says in order to determine if indeed Jesus is coming soon and to ask ourselves: “How soon is soon?”</text:span></text:h>
      <text:h text:style-name="P11" text:outline-level="3"><text:span text:style-name="T9"/></text:h>
      <text:h text:style-name="P11" text:outline-level="3"><text:span text:style-name="T10">Perilous times</text:span><text:span text:style-name="T9">:</text:span><text:span text:style-name="T13"> What makes the end times a perilous? It is the Self loving people. Listen to how Paul describes them and tell me if there is any similarity to the world we live in. </text:span><text:span text:style-name="T14">Covetous</text:span><text:span text:style-name="T13">: </text:span><text:span text:style-name="T9">Have we ever lived in a more self appeasing age?</text:span><text:span text:style-name="T13"> </text:span><text:span text:style-name="T14">Boasters</text:span><text:span text:style-name="T13">: </text:span><text:span text:style-name="T9">Have we ever seen a time when self praise is greater among our leaders? Even our spiritual leaders</text:span><text:span text:style-name="T12">?</text:span><text:span text:style-name="T13"> </text:span><text:span text:style-name="T9">Tell me whose name is over the door of a ministry and I will tell you who gets the glory for it's success</text:span><text:span text:style-name="T13">. </text:span><text:span text:style-name="T14">Proud</text:span><text:span text:style-name="T13">, </text:span><text:span text:style-name="T14">Blasphemers</text:span><text:span text:style-name="T13">: </text:span><text:span text:style-name="T9">Never have we lived where people are more vulgar and vile in speech</text:span><text:span text:style-name="T12">.</text:span><text:span text:style-name="T13"> </text:span><text:span text:style-name="T14">Disobedient to parents</text:span><text:span text:style-name="T13">: </text:span><text:span text:style-name="T9">With all the cop killings and political infighting we have never been in a time with a greater dishonoring of authority at every level</text:span><text:span text:style-name="T12">.</text:span><text:span text:style-name="T13"> </text:span><text:span text:style-name="T14">Unthankful</text:span><text:span text:style-name="T13">: </text:span><text:span text:style-name="T9">Has there ever been a time when people were more demanding and greedy without any speck of gratefulness</text:span><text:span text:style-name="T13">? <text:s/></text:span><text:span text:style-name="T14">Unholy</text:span><text:span text:style-name="T13">, In America and around the world that which is holy has been mocked and outlawed. </text:span><text:span text:style-name="T14">Without Natural Affection</text:span><text:span text:style-name="T15">: </text:span><text:span text:style-name="T11">Today there are mothers who fight for the right to murder their own babies; there are people who are organized to kill senior citizens; mature adults argue for homosexuality, gender mis-identity, and legalized immorality</text:span><text:span text:style-name="T15">.</text:span><text:span text:style-name="T13"> </text:span><text:span text:style-name="T14">Truce Breakers</text:span><text:span text:style-name="T15">:</text:span><text:span text:style-name="T13"> </text:span><text:span text:style-name="T9">Nations cannot be trusted to keep their word; Promises made are routinely ignored and broken</text:span><text:span text:style-name="T13">. <text:s/></text:span><text:span text:style-name="T14">False Accusers</text:span><text:span text:style-name="T13">: Those ministers and ministries who are holy and Godly need to be ready for every false accusation that can be imagined will be coming their way. Many ministers have been sidelined already by false charges. <text:s/></text:span><text:span text:style-name="T14">Incontinent (</text:span><text:span text:style-name="I"><text:span text:style-name="T14">without self control)</text:span></text:span><text:span text:style-name="I"><text:span text:style-name="T15">:</text:span></text:span><text:span text:style-name="I"><text:span text:style-name="T13"> </text:span></text:span><text:span text:style-name="I"><text:span text:style-name="T16">No other generation has ever had as many issues with addictions as this one we reside in</text:span></text:span><text:span text:style-name="I"><text:span text:style-name="T13">. </text:span></text:span><text:span text:style-name="T13"><text:s/></text:span><text:span text:style-name="T14">Fierce</text:span><text:span text:style-name="T13">: </text:span><text:span text:style-name="T9">Violence has taken over our television, the movies, and electronic games. It <text:s/>has even infected our children in the schools</text:span><text:span text:style-name="T13">. <text:s/></text:span><text:span text:style-name="T14">Despisers of Those That are Good</text:span><text:span text:style-name="T15">:</text:span><text:span text:style-name="T13"> <text:s/></text:span><text:span text:style-name="T9">Didn't the news have a time, mocking our vice president, for saying that he was committed to never eating alone with a woman, other than his wife, and never going to any event where alcohol was served without his wife? (I bet Bill O'riley wishes he had lived by those standards)</text:span><text:span text:style-name="T13">. </text:span><text:span text:style-name="T14">Traitors:</text:span><text:span text:style-name="T13"> </text:span><text:span text:style-name="T9">Rare is the man or woman today who is loyal and faithful to anyone or anything outside of their own self interest</text:span><text:span text:style-name="T13">. <text:s/></text:span><text:span text:style-name="T14">Heady</text:span><text:span text:style-name="T13">: </text:span><text:span text:style-name="T9">It means one who acts rashly or with little thought. Couldn't this describe the mob mentality of the last election</text:span><text:span text:style-name="T13">? <text:s/></text:span><text:span text:style-name="T14">High-minded</text:span><text:span text:style-name="T13">: </text:span><text:span text:style-name="T9">The arrogance of the generation surrounding us is unbelievable. They consider themselves wiser and more advanced than all their predecessors</text:span><text:span text:style-name="T13">. </text:span><text:span text:style-name="T14">Lovers of pleasures more than lovers of God</text:span><text:span text:style-name="T13">: </text:span><text:span text:style-name="T9">We are a pleasure mad people. No generation of children have ever been offered more pleasure activities than the one which exists right now. From their hand held devices to the motor powered </text:span><text:span text:style-name="T19">vehicles</text:span><text:span text:style-name="T9"> in the garage nothing has been denied this crop of young people. Unfortunately God takes a back seat to pleasure in today's world</text:span><text:span text:style-name="T13">. <text:s/></text:span><text:span text:style-name="T14">Having a Form of Godliness, but Deny-ing the Power Thereof</text:span><text:span text:style-name="T13">: </text:span><text:span text:style-name="T9">Many people look like Christians, they know the language of Christians. They attend services, they give money and verbal assent to the faith but they fail to recognize God and His power in their lives</text:span><text:span text:style-name="T13">. Peter calls them: “scoffers, walking after their own lusts.”</text:span></text:h>
      <text:p text:style-name="P10"><text:span text:style-name="T23"/></text:p>
      <text:p text:style-name="P11"><text:span text:style-name="T18">Conclude:</text:span><text:span text:style-name="T7"> Well what do you think? Is the end near? Is Jesus coming back soon? How soon? Real soon! Peter said: “</text:span><text:span text:style-name="T17">But the day of the Lord will come as a thief in the night; in the which the heavens shall pass away with a great noise, and the elements shall melt with fervent heat, the earth also and the works that are therein shall be burned up.”</text:span></text:p>
      <text:p text:style-name="P14"><text:span text:style-name="T17"><text:s text:c="2"/>People have said that the words “thief in the night” means it will be a surprise but perhaps that only refers to the idea that He will come when many are spiritually asleep. It will not be a surprise to those who are waiting for Him. Paul tells Titus that we are: “Looking for that blessed hope, and the glorious appearing of the great God and our Savior Jesus Christ;”</text:span></text:p>
      <text:p text:style-name="P14"><text:span text:style-name="T17"/></text:p>
      <text:p text:style-name="P13"><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Verdana" style:font-name-asian="Verdana" style:font-name-complex="Verdan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7-05-06T19:51:33.46</dc:date>
    <meta:editing-duration>PT6M59S</meta:editing-duration>
    <meta:generator>OpenOffice/4.1.3$Win32 OpenOffice.org_project/413m1$Build-9783</meta:generator>
    <meta:document-statistic meta:table-count="0" meta:image-count="0" meta:object-count="0" meta:page-count="1" meta:paragraph-count="9" meta:word-count="892" meta:character-count="50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